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94c" officeooo:paragraph-rsid="00089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d to build the executable file for go : go build</text:p>
      <text:p text:style-name="P1"/>
      <text:p text:style-name="P1"># run the go program : go run main.go ( ./&lt;name of the folder&gt;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36:55.335884262</meta:creation-date>
    <dc:date>2020-11-18T10:40:33.100143940</dc:date>
    <meta:editing-duration>PT3M43S</meta:editing-duration>
    <meta:editing-cycles>1</meta:editing-cycles>
    <meta:document-statistic meta:table-count="0" meta:image-count="0" meta:object-count="0" meta:page-count="1" meta:paragraph-count="2" meta:word-count="26" meta:character-count="116" meta:non-whitespace-character-count="92"/>
    <meta:generator>LibreOffice/6.4.6.2$Linux_X86_64 LibreOffice_project/40$Build-2</meta:generator>
  </office:meta>
</office:document-meta>
</file>